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1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4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3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4" office:value-type="string" calcext:value-type="string">
            <text:p>Execution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4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4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5</text:p>
          </table:table-cell>
          <table:table-cell table:style-name="ce4" office:value-type="string" calcext:value-type="string">
            <text:p>Tunn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6</text:p>
          </table:table-cell>
          <table:table-cell table:style-name="ce4" office:value-type="string" calcext:value-type="string">
            <text:p>Other control structur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1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4" office:value-type="string" calcext:value-type="string">
            <text:p>&lt;chapter introduction&gt;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4" office:value-type="string" calcext:value-type="string">
            <text:p>Blende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4" office:value-type="string" calcext:value-type="string">
            <text:p>Discussion: End-user programming, then and now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1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6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17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8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3:51:59.42774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1T16:03:02.701535161</dc:date>
    <meta:editing-duration>P3DT17H19M6S</meta:editing-duration>
    <meta:editing-cycles>97</meta:editing-cycles>
    <meta:document-statistic meta:table-count="1" meta:cell-count="223" meta:object-count="0"/>
  </office:meta>
</office:document-meta>
</file>